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3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7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emf" manifest:media-type=""/>
  <manifest:file-entry manifest:full-path="media/image13.PNG" manifest:media-type="image/png"/>
  <manifest:file-entry manifest:full-path="media/image14.tiff" manifest:media-type="image/tiff"/>
  <manifest:file-entry manifest:full-path="media/image15.tiff" manifest:media-type="image/tiff"/>
  <manifest:file-entry manifest:full-path="media/image16.png" manifest:media-type="image/png"/>
  <manifest:file-entry manifest:full-path="media/image17.emf" manifest:media-type=""/>
  <manifest:file-entry manifest:full-path="media/image18.emf" manifest:media-type=""/>
  <manifest:file-entry manifest:full-path="media/image19.tiff" manifest:media-type="image/tiff"/>
  <manifest:file-entry manifest:full-path="media/image20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" style:name="a853">
      <style:table-properties style:writing-mode="lr-tb"/>
    </style:style>
    <style:style style:family="paragraph" style:name="a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854">
      <style:table-column-properties style:column-width="1.58985in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855">
      <style:table-row-properties style:row-height="1.19565in"/>
    </style:style>
    <style:style style:family="table" style:name="a807">
      <style:table-properties style:writing-mode="lr-tb"/>
    </style:style>
    <style:style style:family="text" style:name="a856">
      <style:text-properties fo:color="#ffffff" fo:font-family="Century Schoolbook" style:font-family-asian="Century Schoolbook" style:font-family-complex="Century Schoolbook" fo:font-size="0.44444in" style:font-size-asian="0.44444in" style:font-size-complex="0.44444in" fo:language="en" fo:country="US" fo:font-weight="normal" style:font-weight-asian="normal" style:font-weight-complex="normal"/>
    </style:style>
    <style:style style:family="table-column" style:name="a808">
      <style:table-column-properties style:column-width="2.36223in"/>
    </style:style>
    <style:style style:family="graphic" style:name="a857">
      <style:graphic-properties style:vertical-pos="middle"/>
    </style:style>
    <style:style style:family="table-row" style:name="a809">
      <style:table-row-properties style:row-height="1.16216in"/>
    </style:style>
    <style:style style:family="text" style:name="a858">
      <style:text-properties fo:color="#ffffff" fo:font-family="Century Schoolbook" style:font-family-asian="Century Schoolbook" style:font-family-complex="Century Schoolbook" fo:font-size="0.44444in" style:font-size-asian="0.44444in" style:font-size-complex="0.44444in" fo:language="en" fo:country="US" fo:font-weight="normal" style:font-weight-asian="normal" style:font-weight-complex="normal"/>
    </style:style>
    <style:style style:family="paragraph" style:name="a859">
      <style:paragraph-properties fo:text-align="center"/>
    </style:style>
    <style:style style:family="graphic" style:name="a921">
      <style:graphic-properties draw:fill="none" draw:stroke="solid" svg:stroke-width="0.02083in" svg:stroke-color="#000000" draw:marker-end="a920" svg:stroke-opacity="100%" draw:stroke-linejoin="miter" svg:stroke-linecap="butt"/>
    </style:style>
    <style:style style:family="graphic" style:name="a922" style:parent-style-name="Graphics">
      <style:graphic-properties draw:fill="none" draw:stroke="none"/>
    </style:style>
    <style:style style:family="graphic" style:name="a923" style:parent-style-name="Graphics">
      <style:graphic-properties draw:fill="none" draw:stroke="none"/>
    </style:style>
    <style:style style:family="drawing-page" style:name="a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7">
      <style:graphic-properties draw:fill="none" draw:stroke="solid" svg:stroke-width="0.02083in" svg:stroke-color="#404040" svg:stroke-opacity="100%" draw:stroke-linejoin="miter" svg:stroke-linecap="butt"/>
    </style:style>
    <style:style style:family="graphic" style:name="a798" style:parent-style-name="Graphics">
      <style:graphic-properties draw:fill="none" draw:stroke="non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0">
      <style:text-properties fo:color="#ffffff" fo:font-family="Century Schoolbook" style:font-family-asian="Century Schoolbook" style:font-family-complex="Century Schoolbook" fo:font-size="0.44444in" style:font-size-asian="0.44444in" style:font-size-complex="0.44444in" fo:language="en" fo:country="US" fo:font-weight="normal" style:font-weight-asian="normal" style:font-weight-complex="normal"/>
    </style:style>
    <style:style style:family="paragraph" style:name="a811">
      <style:paragraph-properties fo:text-align="center"/>
    </style:style>
    <style:style style:family="text" style:name="a813">
      <style:text-properties fo:color="#ffffff" fo:font-family="Century Schoolbook" style:font-family-asian="Century Schoolbook" style:font-family-complex="Century Schoolbook" fo:font-size="0.44444in" style:font-size-asian="0.44444in" style:font-size-complex="0.44444in" fo:language="en" fo:country="US" fo:font-weight="normal" style:font-weight-asian="normal" style:font-weight-complex="normal"/>
    </style:style>
    <style:style style:family="table-cell" style:name="a861">
      <style:table-cell-properties style:vertical-align="middle" fo:background-color="#5185ec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814">
      <style:paragraph-properties fo:text-align="center"/>
    </style:style>
    <style:style style:family="table" style:name="a862">
      <style:table-properties style:writing-mode="lr-tb"/>
    </style:style>
    <style:style style:family="table-column" style:name="a863">
      <style:table-column-properties style:column-width="1.85645in"/>
    </style:style>
    <style:style style:family="table-cell" style:name="a816">
      <style:table-cell-properties style:vertical-align="middle" fo:background-color="#3e9659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864">
      <style:table-row-properties style:row-height="1.15742in"/>
    </style:style>
    <style:style style:family="table" style:name="a817">
      <style:table-properties style:writing-mode="lr-tb"/>
    </style:style>
    <style:style style:family="text" style:name="a865">
      <style:text-properties fo:color="#ffffff" fo:font-family="Century Schoolbook" style:font-family-asian="Century Schoolbook" style:font-family-complex="Century Schoolbook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olumn" style:name="a818">
      <style:table-column-properties style:column-width="1.58985in"/>
    </style:style>
    <style:style style:family="paragraph" style:name="a866">
      <style:paragraph-properties fo:text-align="center"/>
    </style:style>
    <style:style style:family="table-row" style:name="a819">
      <style:table-row-properties style:row-height="1.19565in"/>
    </style:style>
    <style:style style:family="text" style:name="a868">
      <style:text-properties fo:color="#ffffff" fo:font-family="Century Schoolbook" style:font-family-asian="Century Schoolbook" style:font-family-complex="Century Schoolbook" fo:font-size="0.33333in" style:font-size-asian="0.33333in" style:font-size-complex="0.33333in" fo:language="en" fo:country="US" fo:font-weight="normal" style:font-weight-asian="normal" style:font-weight-complex="normal"/>
    </style:style>
    <style:style style:family="graphic" style:name="a869">
      <style:graphic-properties style:vertical-pos="middl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33" style:parent-style-name="Graphics">
      <style:graphic-properties draw:fill="none" draw:stroke="none"/>
    </style:style>
    <style:style style:family="graphic" style:name="a934" style:parent-style-name="Graphics">
      <style:graphic-properties draw:fill="none" draw:stroke="non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38" style:parent-style-name="Graphics">
      <style:graphic-properties draw:fill="none" draw:stroke="none"/>
    </style:style>
    <style:style style:family="graphic" style:name="a939" style:parent-style-name="Graphics">
      <style:graphic-properties draw:fill="none" draw:stroke="none"/>
    </style:style>
    <style:style style:family="text" style:name="a820">
      <style:text-properties fo:color="#ffffff" fo:font-family="Century Schoolbook" style:font-family-asian="Century Schoolbook" style:font-family-complex="Century Schoolbook" fo:font-size="0.44444in" style:font-size-asian="0.44444in" style:font-size-complex="0.44444in" fo:language="en" fo:country="US" fo:font-weight="normal" style:font-weight-asian="normal" style:font-weight-complex="normal"/>
    </style:style>
    <style:style style:family="graphic" style:name="a821">
      <style:graphic-properties style:vertical-pos="middle"/>
    </style:style>
    <style:style style:family="text" style:name="a822">
      <style:text-properties fo:color="#ffffff" fo:font-family="Century Schoolbook" style:font-family-asian="Century Schoolbook" style:font-family-complex="Century Schoolbook" fo:font-size="0.44444in" style:font-size-asian="0.44444in" style:font-size-complex="0.44444in" fo:language="en" fo:country="US" fo:font-weight="normal" style:font-weight-asian="normal" style:font-weight-complex="normal"/>
    </style:style>
    <style:style style:family="text" style:name="a870">
      <style:text-properties fo:color="#ffffff" fo:font-family="Century Schoolbook" style:font-family-asian="Century Schoolbook" style:font-family-complex="Century Schoolbook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823">
      <style:paragraph-properties fo:text-align="center"/>
    </style:style>
    <style:style style:family="text" style:name="a871">
      <style:text-properties fo:color="#ffffff" style:text-position="0% 100%" fo:font-family="Century Schoolbook" style:font-family-asian="Century Schoolbook" style:font-family-complex="Century Schoolbook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872">
      <style:text-properties fo:color="#ffffff" fo:font-family="Century Schoolbook" style:font-family-asian="Century Schoolbook" style:font-family-complex="Century Schoolbook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825">
      <style:table-cell-properties style:vertical-align="middle" fo:background-color="#5185ec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873">
      <style:paragraph-properties fo:text-align="center"/>
    </style:style>
    <style:style style:family="table" style:name="a826">
      <style:table-properties style:writing-mode="lr-tb"/>
    </style:style>
    <style:style style:family="table-column" style:name="a827">
      <style:table-column-properties style:column-width="1.58985in"/>
    </style:style>
    <style:style style:family="text" style:name="a875">
      <style:text-properties fo:color="#ffffff" fo:font-family="Century Schoolbook" style:font-family-asian="Century Schoolbook" style:font-family-complex="Century Schoolbook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row" style:name="a828">
      <style:table-row-properties style:row-height="1.19565in"/>
    </style:style>
    <style:style style:family="paragraph" style:name="a876">
      <style:paragraph-properties fo:text-align="center"/>
    </style:style>
    <style:style style:family="text" style:name="a829">
      <style:text-properties fo:color="#ffffff" fo:font-family="Century Schoolbook" style:font-family-asian="Century Schoolbook" style:font-family-complex="Century Schoolbook" fo:font-size="0.44444in" style:font-size-asian="0.44444in" style:font-size-complex="0.44444in" fo:language="en" fo:country="US" fo:font-weight="normal" style:font-weight-asian="normal" style:font-weight-complex="normal" fo:background-color="#5185ec"/>
    </style:style>
    <style:style style:family="table-cell" style:name="a878">
      <style:table-cell-properties style:vertical-align="middle" fo:background-color="#cc4f4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" style:name="a879">
      <style:table-properties style:writing-mode="lr-tb"/>
    </style:style>
    <style:style style:family="graphic" style:name="a940" style:parent-style-name="Graphics">
      <style:graphic-properties draw:fill="none" draw:stroke="none" style:mirror="horizontal"/>
    </style:style>
    <style:style style:family="graphic" style:name="a941" style:parent-style-name="Graphics">
      <style:graphic-properties draw:fill="none" draw:stroke="none" style:mirror="horizontal"/>
    </style:style>
    <style:style style:family="graphic" style:name="a942" style:parent-style-name="Graphics">
      <style:graphic-properties draw:fill="none" draw:stroke="none"/>
    </style:style>
    <style:style style:family="graphic" style:name="a943" style:parent-style-name="Graphics">
      <style:graphic-properties draw:fill="none" draw:stroke="none"/>
    </style:style>
    <style:style style:family="graphic" style:name="a944" style:parent-style-name="Graphics">
      <style:graphic-properties draw:fill="none" draw:stroke="none" style:mirror="horizontal"/>
    </style:style>
    <style:style style:family="graphic" style:name="a945" style:parent-style-name="Graphics">
      <style:graphic-properties draw:fill="none" draw:stroke="none" style:mirror="horizontal"/>
    </style:style>
    <style:style style:family="graphic" style:name="a946" style:parent-style-name="Graphics">
      <style:graphic-properties draw:fill="none" draw:stroke="none"/>
    </style:style>
    <style:style style:family="graphic" style:name="a947" style:parent-style-name="Graphics">
      <style:graphic-properties draw:fill="none" draw:stroke="none"/>
    </style:style>
    <style:style style:family="drawing-page" style:name="a9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9" style:parent-style-name="Graphics">
      <style:graphic-properties draw:fill="none" draw:stroke="none"/>
    </style:style>
    <style:style style:family="graphic" style:name="a830">
      <style:graphic-properties style:vertical-pos="middle"/>
    </style:style>
    <style:style style:family="text" style:name="a831">
      <style:text-properties fo:color="#ffffff" fo:font-family="Century Schoolbook" style:font-family-asian="Century Schoolbook" style:font-family-complex="Century Schoolbook" fo:font-size="0.44444in" style:font-size-asian="0.44444in" style:font-size-complex="0.44444in" fo:language="en" fo:country="US" fo:font-weight="normal" style:font-weight-asian="normal" style:font-weight-complex="normal" fo:background-color="#5185ec"/>
    </style:style>
    <style:style style:family="table-column" style:name="a880">
      <style:table-column-properties style:column-width="1.58985in"/>
    </style:style>
    <style:style style:family="paragraph" style:name="a832">
      <style:paragraph-properties fo:text-align="center"/>
    </style:style>
    <style:style style:family="table-row" style:name="a881">
      <style:table-row-properties style:row-height="1.19565in"/>
    </style:style>
    <style:style style:family="text" style:name="a882">
      <style:text-properties fo:color="#ffffff" fo:font-family="Century Schoolbook" style:font-family-asian="Century Schoolbook" style:font-family-complex="Century Schoolbook" fo:font-size="0.44444in" style:font-size-asian="0.44444in" style:font-size-complex="0.44444in" fo:language="en" fo:country="US" fo:font-weight="normal" style:font-weight-asian="normal" style:font-weight-complex="normal"/>
    </style:style>
    <style:style style:family="table-cell" style:name="a834">
      <style:table-cell-properties style:vertical-align="middle" fo:background-color="#5185ec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883">
      <style:graphic-properties style:vertical-pos="middle"/>
    </style:style>
    <style:style style:family="table" style:name="a835">
      <style:table-properties style:writing-mode="lr-tb"/>
    </style:style>
    <style:style style:family="text" style:name="a884">
      <style:text-properties fo:color="#ffffff" fo:font-family="Century Schoolbook" style:font-family-asian="Century Schoolbook" style:font-family-complex="Century Schoolbook" fo:font-size="0.44444in" style:font-size-asian="0.44444in" style:font-size-complex="0.44444in" fo:language="en" fo:country="US" fo:font-weight="normal" style:font-weight-asian="normal" style:font-weight-complex="normal"/>
    </style:style>
    <style:style style:family="table-column" style:name="a836">
      <style:table-column-properties style:column-width="1.58985in"/>
    </style:style>
    <style:style style:family="paragraph" style:name="a885">
      <style:paragraph-properties fo:text-align="center"/>
    </style:style>
    <style:style style:family="table-row" style:name="a837">
      <style:table-row-properties style:row-height="1.19565in"/>
    </style:style>
    <style:style style:family="text" style:name="a838">
      <style:text-properties fo:color="#ffffff" fo:font-family="Century Schoolbook" style:font-family-asian="Century Schoolbook" style:font-family-complex="Century Schoolbook" fo:font-size="0.44444in" style:font-size-asian="0.44444in" style:font-size-complex="0.44444in" fo:language="en" fo:country="US" fo:font-weight="normal" style:font-weight-asian="normal" style:font-weight-complex="normal"/>
    </style:style>
    <style:style style:family="table-cell" style:name="a887">
      <style:table-cell-properties style:vertical-align="middle" fo:background-color="#5185ec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839">
      <style:graphic-properties style:vertical-pos="middle"/>
    </style:style>
    <style:style style:family="table" style:name="a888">
      <style:table-properties style:writing-mode="lr-tb"/>
    </style:style>
    <style:style style:family="table-column" style:name="a889">
      <style:table-column-properties style:column-width="2.03108in"/>
    </style:style>
    <style:style style:family="graphic" style:name="a901">
      <style:graphic-properties draw:fill="none" draw:stroke="solid" svg:stroke-width="0.02083in" svg:stroke-color="#000000" draw:marker-end="a900" svg:stroke-opacity="100%" draw:stroke-linejoin="miter" svg:stroke-linecap="butt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3">
      <style:graphic-properties draw:fill="none" draw:stroke="solid" svg:stroke-width="0.02083in" svg:stroke-color="#000000" draw:marker-end="a902" svg:stroke-opacity="100%" draw:stroke-linejoin="miter" svg:stroke-linecap="butt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draw:fill="none" draw:stroke="solid" svg:stroke-width="0.02083in" svg:stroke-color="#000000" draw:marker-end="a904" svg:stroke-opacity="100%" draw:stroke-linejoin="miter" svg:stroke-linecap="butt"/>
    </style:style>
    <style:style style:family="graphic" style:name="a9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54" style:parent-style-name="Graphics">
      <style:graphic-properties draw:fill="none" draw:stroke="none"/>
    </style:style>
    <style:style style:family="graphic" style:name="a907">
      <style:graphic-properties draw:fill="none" draw:stroke="solid" svg:stroke-width="0.02083in" svg:stroke-color="#000000" draw:marker-end="a906" svg:stroke-opacity="100%" draw:stroke-linejoin="miter" svg:stroke-linecap="butt"/>
    </style:style>
    <style:style style:family="graphic" style:name="a909">
      <style:graphic-properties draw:fill="none" draw:stroke="solid" svg:stroke-width="0.02083in" svg:stroke-color="#000000" draw:marker-end="a908" svg:stroke-opacity="100%" draw:stroke-linejoin="miter" svg:stroke-linecap="butt"/>
    </style:style>
    <style:style style:family="text" style:name="a840">
      <style:text-properties fo:color="#ffffff" fo:font-family="Century Schoolbook" style:font-family-asian="Century Schoolbook" style:font-family-complex="Century Schoolbook" fo:font-size="0.44444in" style:font-size-asian="0.44444in" style:font-size-complex="0.44444in" fo:language="en" fo:country="US" fo:font-weight="normal" style:font-weight-asian="normal" style:font-weight-complex="normal"/>
    </style:style>
    <style:style style:family="paragraph" style:name="a841">
      <style:paragraph-properties fo:text-align="center"/>
    </style:style>
    <style:style style:family="table-row" style:name="a890">
      <style:table-row-properties style:row-height="0.88739in"/>
    </style:style>
    <style:style style:family="text" style:name="a891">
      <style:text-properties fo:color="#ffffff" fo:font-family="Century Schoolbook" style:font-family-asian="Century Schoolbook" style:font-family-complex="Century Schoolbook" fo:font-size="0.44444in" style:font-size-asian="0.44444in" style:font-size-complex="0.44444in" fo:language="en" fo:country="US" fo:font-weight="normal" style:font-weight-asian="normal" style:font-weight-complex="normal"/>
    </style:style>
    <style:style style:family="table-cell" style:name="a843">
      <style:table-cell-properties style:vertical-align="middle" fo:background-color="#5185ec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892">
      <style:paragraph-properties fo:text-align="center"/>
    </style:style>
    <style:style style:family="table" style:name="a844">
      <style:table-properties style:writing-mode="lr-tb"/>
    </style:style>
    <style:style style:family="table-column" style:name="a845">
      <style:table-column-properties style:column-width="1.58985in"/>
    </style:style>
    <style:style style:family="text" style:name="a894">
      <style:text-properties fo:color="#ffffff" fo:font-family="Century Schoolbook" style:font-family-asian="Century Schoolbook" style:font-family-complex="Century Schoolbook" fo:font-size="0.44444in" style:font-size-asian="0.44444in" style:font-size-complex="0.44444in" fo:language="en" fo:country="US" fo:font-weight="normal" style:font-weight-asian="normal" style:font-weight-complex="normal"/>
    </style:style>
    <style:style style:family="table-row" style:name="a846">
      <style:table-row-properties style:row-height="1.19565in"/>
    </style:style>
    <style:style style:family="paragraph" style:name="a895">
      <style:paragraph-properties fo:text-align="center"/>
    </style:style>
    <style:style style:family="text" style:name="a847">
      <style:text-properties fo:color="#ffffff" fo:font-family="Century Schoolbook" style:font-family-asian="Century Schoolbook" style:font-family-complex="Century Schoolbook" fo:font-size="0.44444in" style:font-size-asian="0.44444in" style:font-size-complex="0.44444in" fo:language="en" fo:country="US" fo:font-weight="normal" style:font-weight-asian="normal" style:font-weight-complex="normal"/>
    </style:style>
    <style:style style:family="graphic" style:name="a848">
      <style:graphic-properties style:vertical-pos="middle"/>
    </style:style>
    <style:style style:family="table-cell" style:name="a897">
      <style:table-cell-properties style:vertical-align="middle" fo:background-color="#3e9659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49">
      <style:text-properties fo:color="#ffffff" fo:font-family="Century Schoolbook" style:font-family-asian="Century Schoolbook" style:font-family-complex="Century Schoolbook" fo:font-size="0.44444in" style:font-size-asian="0.44444in" style:font-size-complex="0.44444in" fo:language="en" fo:country="US" fo:font-weight="normal" style:font-weight-asian="normal" style:font-weight-complex="normal"/>
    </style:style>
    <style:style style:family="graphic" style:name="a899">
      <style:graphic-properties draw:fill="none" draw:stroke="solid" svg:stroke-width="0.02083in" svg:stroke-color="#000000" draw:marker-end="a898" svg:stroke-opacity="100%" draw:stroke-linejoin="miter" svg:stroke-linecap="butt"/>
    </style:style>
    <style:style style:family="graphic" style:name="a911">
      <style:graphic-properties draw:fill="none" draw:stroke="solid" svg:stroke-width="0.02083in" svg:stroke-color="#000000" draw:marker-end="a910" svg:stroke-opacity="100%" draw:stroke-linejoin="miter" svg:stroke-linecap="butt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draw:marker-end="a91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7">
      <style:graphic-properties draw:fill="none" draw:stroke="solid" svg:stroke-width="0.02083in" svg:stroke-color="#000000" draw:marker-end="a916" svg:stroke-opacity="100%" draw:stroke-linejoin="miter" svg:stroke-linecap="butt"/>
    </style:style>
    <style:style style:family="graphic" style:name="a919">
      <style:graphic-properties draw:fill="none" draw:stroke="solid" svg:stroke-width="0.02083in" svg:stroke-color="#000000" draw:marker-end="a918" svg:stroke-opacity="100%" draw:stroke-linejoin="miter" svg:stroke-linecap="butt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text-align="center"/>
    </style:style>
    <style:style style:family="graphic" style:name="a8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852">
      <style:table-cell-properties style:vertical-align="middle" fo:background-color="#5185ec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60"/>
    <text:list-style style:name="a867"/>
    <text:list-style style:name="a874"/>
    <text:list-style style:name="a812"/>
    <text:list-style style:name="a877"/>
    <text:list-style style:name="a815"/>
    <text:list-style style:name="a886"/>
    <text:list-style style:name="a893"/>
    <text:list-style style:name="a824"/>
    <text:list-style style:name="a896"/>
    <text:list-style style:name="a833"/>
    <text:list-style style:name="a842"/>
    <text:list-style style:name="a851"/>
  </office:automatic-styles>
  <office:body>
    <office:presentation>
      <draw:page draw:name="Slide2" draw:style-name="a787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798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802" draw:name="Title 1" svg:x="0.37972in" svg:y="5.12096in" svg:width="4.88519in" svg:height="0.88108in">
            <draw:text-box>
              <text:p text:style-name="a801" text:class-names="" text:cond-style-name=""><text:span text:style-name="a799" text:class-names="">deeplearning.ai</text:span><text:span text:style-name="a800" text:class-names=""/></text:p>
            </draw:text-box>
            <svg:title/>
            <svg:desc/>
          </draw:frame>
        </draw:g>
        <draw:frame draw:id="id71" presentation:style-name="a790" draw:name="Title 1" svg:x="5.65465in" svg:y="1.07762in" svg:width="6.82393in" svg:height="1.99804in" presentation:class="title" presentation:placeholder="false">
          <draw:text-box>
            <text:p text:style-name="a789" text:class-names="" text:cond-style-name=""><text:span text:style-name="a788" text:class-names="">Case Studies</text:span></text:p>
          </draw:text-box>
          <svg:title/>
          <svg:desc/>
        </draw:frame>
        <draw:frame draw:id="id72" draw:style-name="a793" draw:name="TextBox 3" svg:x="4.99985in" svg:y="4.40309in" svg:width="8.13354in" svg:height="1.21172in">
          <draw:text-box>
            <text:p text:style-name="a792" text:class-names="" text:cond-style-name=""><text:span text:style-name="a791" text:class-names="">Inception network</text:span></text:p>
          </draw:text-box>
          <svg:title/>
          <svg:desc/>
        </draw:frame>
        <draw:frame draw:id="id73" draw:style-name="a796" draw:name="TextBox 6" svg:x="1.19481in" svg:y="1.29823in" svg:width="3.25974in" svg:height="3.3771in">
          <draw:text-box>
            <text:p text:style-name="a795" text:class-names="" text:cond-style-name=""><text:span text:style-name="a794" text:class-names=""/></text:p>
          </draw:text-box>
          <svg:title/>
          <svg:desc/>
        </draw:frame>
        <draw:connector draw:type="line" svg:x1="5.2891in" svg:y1="3.72968in" svg:x2="12.84414in" svg:y2="3.74907in" draw:id="id74" draw:style-name="a797" draw:name="Straight Connector 9">
          <svg:title/>
          <svg:desc/>
        </draw:connector>
      </draw:page>
      <draw:page draw:name="Slide10" draw:style-name="a803" draw:master-page-name="Master1-Layout2-obj-Title-and-Content" presentation:presentation-page-layout-name="Master1-PPL2" draw:id="Slide-265">
        <draw:frame draw:id="id77" presentation:style-name="a806" draw:name="Title 1" svg:x="0.2in" svg:y="0.2in" svg:width="13.24825in" svg:height="1.44965in" presentation:class="title" presentation:placeholder="false">
          <draw:text-box>
            <text:p text:style-name="a805" text:class-names="" text:cond-style-name=""><text:span text:style-name="a804" text:class-names="">Inception module</text:span></text:p>
          </draw:text-box>
          <svg:title/>
          <svg:desc/>
        </draw:frame>
        <draw:frame draw:id="id78" draw:name="Table 2" svg:x="1.27651in" svg:y="3.46124in" svg:width="2.36223in" svg:height="1.16667in">
          <table:table table:style-name="a80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08" table:default-cell-style-name=""/>
            <table:table-row table:style-name="a809" table:default-cell-style-name="">
              <table:table-cell table:style-name="a816">
                <text:list text:style-name="a812">
                  <text:list-item>
                    <text:p text:style-name="a811" text:class-names="" text:cond-style-name=""><text:span text:style-name="a810" text:class-names="">Previous<text:s text:c="1"/></text:span></text:p>
                  </text:list-item>
                </text:list>
                <text:list text:style-name="a815">
                  <text:list-item>
                    <text:p text:style-name="a814" text:class-names="" text:cond-style-name=""><text:span text:style-name="a813" text:class-names="">Activation</text:span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79" draw:name="Table 3" svg:x="7.14414in" svg:y="1.10732in" svg:width="1.58985in" svg:height="1.19565in">
          <table:table table:style-name="a81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18" table:default-cell-style-name=""/>
            <table:table-row table:style-name="a819" table:default-cell-style-name="">
              <table:table-cell table:style-name="a825">
                <text:list text:style-name="a824">
                  <text:list-item>
                    <text:p text:style-name="a823" text:class-names="" text:cond-style-name=""><text:span text:style-name="a820" text:class-names="">1<text:s text:c="1"/></text:span><draw:frame draw:style-name="a821" text:anchor-type="as-char" svg:x="1173.9991in" svg:y="0in" svg:width="0.44097in" svg:height="0.53333in" style:rel-width="scale" style:rel-height="scale"><draw:object xlink:href="Object 1/" xlink:type="simple" xlink:show="embed" xlink:actuate="onLoad"/></draw:frame><text:span text:style-name="a822" text:class-names=""><text:s text:c="1"/>1 CONV</text:span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80" draw:name="Table 4" svg:x="4.69678in" svg:y="2.6816in" svg:width="1.58985in" svg:height="1.19565in">
          <table:table table:style-name="a82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27" table:default-cell-style-name=""/>
            <table:table-row table:style-name="a828" table:default-cell-style-name="">
              <table:table-cell table:style-name="a834">
                <text:list text:style-name="a833">
                  <text:list-item>
                    <text:p text:style-name="a832" text:class-names="" text:cond-style-name=""><text:span text:style-name="a829" text:class-names="">1<text:s text:c="1"/></text:span><draw:frame draw:style-name="a830" text:anchor-type="as-char" svg:x="1173.9991in" svg:y="0in" svg:width="0.44097in" svg:height="0.53333in" style:rel-width="scale" style:rel-height="scale"><draw:object xlink:href="Object 2/" xlink:type="simple" xlink:show="embed" xlink:actuate="onLoad"/></draw:frame><text:span text:style-name="a831" text:class-names=""><text:s text:c="1"/>1 CONV</text:span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81" draw:name="Table 5" svg:x="7.14916in" svg:y="2.6753in" svg:width="1.58985in" svg:height="1.19565in">
          <table:table table:style-name="a83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36" table:default-cell-style-name=""/>
            <table:table-row table:style-name="a837" table:default-cell-style-name="">
              <table:table-cell table:style-name="a843">
                <text:list text:style-name="a842">
                  <text:list-item>
                    <text:p text:style-name="a841" text:class-names="" text:cond-style-name=""><text:span text:style-name="a838" text:class-names="">3<text:s text:c="1"/></text:span><draw:frame draw:style-name="a839" text:anchor-type="as-char" svg:x="1173.9991in" svg:y="0in" svg:width="0.44097in" svg:height="0.53333in" style:rel-width="scale" style:rel-height="scale"><draw:object xlink:href="Object 3/" xlink:type="simple" xlink:show="embed" xlink:actuate="onLoad"/></draw:frame><text:span text:style-name="a840" text:class-names=""><text:s text:c="1"/>3 CONV</text:span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82" draw:name="Table 6" svg:x="4.69678in" svg:y="4.24329in" svg:width="1.58985in" svg:height="1.19565in">
          <table:table table:style-name="a84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45" table:default-cell-style-name=""/>
            <table:table-row table:style-name="a846" table:default-cell-style-name="">
              <table:table-cell table:style-name="a852">
                <text:list text:style-name="a851">
                  <text:list-item>
                    <text:p text:style-name="a850" text:class-names="" text:cond-style-name=""><text:span text:style-name="a847" text:class-names="">1<text:s text:c="1"/></text:span><draw:frame draw:style-name="a848" text:anchor-type="as-char" svg:x="1173.9991in" svg:y="0in" svg:width="0.44097in" svg:height="0.53333in" style:rel-width="scale" style:rel-height="scale"><draw:object xlink:href="Object 4/" xlink:type="simple" xlink:show="embed" xlink:actuate="onLoad"/></draw:frame><text:span text:style-name="a849" text:class-names=""><text:s text:c="1"/>1 CONV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83" draw:name="Table 7" svg:x="7.14916in" svg:y="4.24329in" svg:width="1.58985in" svg:height="1.19565in">
          <table:table table:style-name="a85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54" table:default-cell-style-name=""/>
            <table:table-row table:style-name="a855" table:default-cell-style-name="">
              <table:table-cell table:style-name="a861">
                <text:list text:style-name="a860">
                  <text:list-item>
                    <text:p text:style-name="a859" text:class-names="" text:cond-style-name=""><text:span text:style-name="a856" text:class-names="">5<text:s text:c="1"/></text:span><draw:frame draw:style-name="a857" text:anchor-type="as-char" svg:x="1173.9991in" svg:y="0in" svg:width="0.44097in" svg:height="0.53333in" style:rel-width="scale" style:rel-height="scale"><draw:object xlink:href="Object 5/" xlink:type="simple" xlink:show="embed" xlink:actuate="onLoad"/></draw:frame><text:span text:style-name="a858" text:class-names=""><text:s text:c="1"/>5 CONV</text:span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frame draw:id="id84" draw:name="Table 8" svg:x="4.56348in" svg:y="5.80498in" svg:width="1.85645in" svg:height="1.2in">
          <table:table table:style-name="a86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63" table:default-cell-style-name=""/>
            <table:table-row table:style-name="a864" table:default-cell-style-name="">
              <table:table-cell table:style-name="a878">
                <text:list text:style-name="a867">
                  <text:list-item>
                    <text:p text:style-name="a866" text:class-names="" text:cond-style-name=""><text:span text:style-name="a865" text:class-names="">MAXPOOL</text:span></text:p>
                  </text:list-item>
                </text:list>
                <text:list text:style-name="a874">
                  <text:list-item>
                    <text:p text:style-name="a873" text:class-names="" text:cond-style-name=""><text:span text:style-name="a868" text:class-names="">3<text:s text:c="1"/></text:span><draw:frame draw:style-name="a869" text:anchor-type="as-char" svg:x="1174.03903in" svg:y="0in" svg:width="0.32986in" svg:height="0.4in" style:rel-width="scale" style:rel-height="scale"><draw:object xlink:href="Object 6/" xlink:type="simple" xlink:show="embed" xlink:actuate="onLoad"/></draw:frame><text:span text:style-name="a870" text:class-names=""><text:s text:c="1"/>3,s</text:span><text:span text:style-name="a871" text:class-names=""><text:s text:c="1"/></text:span><text:span text:style-name="a872" text:class-names="">= 1</text:span></text:p>
                  </text:list-item>
                </text:list>
                <text:list text:style-name="a877">
                  <text:list-item>
                    <text:p text:style-name="a876" text:class-names="" text:cond-style-name=""><text:span text:style-name="a875" text:class-names="">same</text:span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85" draw:name="Table 9" svg:x="7.14916in" svg:y="5.81127in" svg:width="1.58985in" svg:height="1.19565in">
          <table:table table:style-name="a87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80" table:default-cell-style-name=""/>
            <table:table-row table:style-name="a881" table:default-cell-style-name="">
              <table:table-cell table:style-name="a887">
                <text:list text:style-name="a886">
                  <text:list-item>
                    <text:p text:style-name="a885" text:class-names="" text:cond-style-name=""><text:span text:style-name="a882" text:class-names="">1<text:s text:c="1"/></text:span><draw:frame draw:style-name="a883" text:anchor-type="as-char" svg:x="1173.9991in" svg:y="0in" svg:width="0.44097in" svg:height="0.53333in" style:rel-width="scale" style:rel-height="scale"><draw:object xlink:href="Object 7/" xlink:type="simple" xlink:show="embed" xlink:actuate="onLoad"/></draw:frame><text:span text:style-name="a884" text:class-names=""><text:s text:c="1"/>1 CONV</text:span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frame draw:id="id86" draw:name="Table 10" svg:x="9.87511in" svg:y="3.46124in" svg:width="2.03108in" svg:height="1.16667in">
          <table:table table:style-name="a88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89" table:default-cell-style-name=""/>
            <table:table-row table:style-name="a890" table:default-cell-style-name="">
              <table:table-cell table:style-name="a897">
                <text:list text:style-name="a893">
                  <text:list-item>
                    <text:p text:style-name="a892" text:class-names="" text:cond-style-name=""><text:span text:style-name="a891" text:class-names="">Channel</text:span></text:p>
                  </text:list-item>
                </text:list>
                <text:list text:style-name="a896">
                  <text:list-item>
                    <text:p text:style-name="a895" text:class-names="" text:cond-style-name=""><text:span text:style-name="a894" text:class-names="">Concat</text:span></text:p>
                  </text:list-item>
                </text:list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draw:connector draw:type="line" svg:x1="6.28663in" svg:y1="3.27942in" draw:start-shape="id80" draw:start-glue-point="3" svg:x2="7.14916in" svg:y2="3.27313in" draw:end-shape="id81" draw:end-glue-point="1" draw:id="id87" draw:style-name="a899" draw:name="Straight Arrow Connector 12">
          <svg:title/>
          <svg:desc/>
        </draw:connector>
        <draw:connector draw:type="line" svg:x1="6.28663in" svg:y1="4.84111in" draw:start-shape="id82" draw:start-glue-point="3" svg:x2="7.14916in" svg:y2="4.84111in" draw:end-shape="id83" draw:end-glue-point="1" draw:id="id88" draw:style-name="a901" draw:name="Straight Arrow Connector 15">
          <svg:title/>
          <svg:desc/>
        </draw:connector>
        <draw:connector draw:type="line" svg:x1="6.41993in" svg:y1="6.40498in" draw:start-shape="id84" draw:start-glue-point="3" svg:x2="7.14916in" svg:y2="6.4091in" draw:end-shape="id85" draw:end-glue-point="1" draw:id="id89" draw:style-name="a903" draw:name="Straight Arrow Connector 16">
          <svg:title/>
          <svg:desc/>
        </draw:connector>
        <draw:connector draw:type="line" svg:x1="8.73902in" svg:y1="3.27313in" draw:start-shape="id81" draw:start-glue-point="3" svg:x2="9.87511in" svg:y2="4.04457in" draw:end-shape="id86" draw:end-glue-point="1" draw:id="id90" draw:style-name="a905" draw:name="Straight Arrow Connector 23">
          <svg:title/>
          <svg:desc/>
        </draw:connector>
        <draw:connector draw:type="line" svg:x1="8.73902in" svg:y1="6.4091in" draw:start-shape="id85" draw:start-glue-point="3" svg:x2="9.87511in" svg:y2="4.04457in" draw:end-shape="id86" draw:end-glue-point="1" draw:id="id91" draw:style-name="a907" draw:name="Straight Arrow Connector 25">
          <svg:title/>
          <svg:desc/>
        </draw:connector>
        <draw:connector draw:type="line" svg:x1="8.73902in" svg:y1="4.84111in" draw:start-shape="id83" draw:start-glue-point="3" svg:x2="9.87511in" svg:y2="4.04457in" draw:end-shape="id86" draw:end-glue-point="1" draw:id="id92" draw:style-name="a909" draw:name="Straight Arrow Connector 29">
          <svg:title/>
          <svg:desc/>
        </draw:connector>
        <draw:connector draw:type="line" svg:x1="3.63874in" svg:y1="4.04457in" draw:start-shape="id78" draw:start-glue-point="3" svg:x2="4.56348in" svg:y2="6.40498in" draw:end-shape="id84" draw:end-glue-point="1" draw:id="id93" draw:style-name="a911" draw:name="Straight Arrow Connector 87">
          <svg:title/>
          <svg:desc/>
        </draw:connector>
        <draw:custom-shape svg:x="2.33065in" svg:y="1.66539in" svg:width="4.81349in" svg:height="1.77918in" draw:id="id95" draw:style-name="a915" draw:name="Freeform 22">
          <svg:title/>
          <svg:desc/>
          <text:p text:style-name="a913" text:class-names="" text:cond-style-name="" text:id="id94"><text:span text:style-name="a912" text:class-names=""/></text:p>
          <draw:enhanced-geometry xmlns:dr3d="urn:oasis:names:tc:opendocument:xmlns:dr3d:1.0" draw:type="non-primitive" svg:viewBox="0 0 1337310 697240" draw:enhanced-path="M 0 697240 C 104775 545792 209550 394345 354330 285760 499110 177175 704850 93355 868680 45730 1032510 -1895 1337310 10 1337310 10 N" draw:text-areas="?f24 ?f26 ?f25 ?f27" draw:glue-points="?f16 ?f17 ?f18 ?f19 ?f20 ?f21 ?f22 ?f23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37310"/>
            <draw:equation draw:name="f7" draw:formula="?f4 / 697240"/>
            <draw:equation draw:name="f8" draw:formula="0 * ?f5 / 1337310"/>
            <draw:equation draw:name="f9" draw:formula="697240 * ?f4 / 697240"/>
            <draw:equation draw:name="f10" draw:formula="354330 * ?f5 / 1337310"/>
            <draw:equation draw:name="f11" draw:formula="285760 * ?f4 / 697240"/>
            <draw:equation draw:name="f12" draw:formula="868680 * ?f5 / 1337310"/>
            <draw:equation draw:name="f13" draw:formula="45730 * ?f4 / 697240"/>
            <draw:equation draw:name="f14" draw:formula="1337310 * ?f5 / 1337310"/>
            <draw:equation draw:name="f15" draw:formula="10 * ?f4 / 69724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onnector draw:type="line" svg:x1="3.63874in" svg:y1="4.04457in" draw:start-shape="id78" draw:start-glue-point="3" svg:x2="4.69678in" svg:y2="4.84111in" draw:end-shape="id82" draw:end-glue-point="1" draw:id="id96" draw:style-name="a917" draw:name="Straight Arrow Connector 40">
          <svg:title/>
          <svg:desc/>
        </draw:connector>
        <draw:connector draw:type="line" svg:x1="3.63874in" svg:y1="4.04457in" draw:start-shape="id78" draw:start-glue-point="3" svg:x2="4.69678in" svg:y2="3.27942in" draw:end-shape="id80" draw:end-glue-point="1" draw:id="id97" draw:style-name="a919" draw:name="Straight Arrow Connector 43">
          <svg:title/>
          <svg:desc/>
        </draw:connector>
        <draw:connector draw:type="line" svg:x1="8.734in" svg:y1="1.70514in" draw:start-shape="id79" draw:start-glue-point="3" svg:x2="9.87511in" svg:y2="4.04457in" draw:end-shape="id86" draw:end-glue-point="1" draw:id="id98" draw:style-name="a921" draw:name="Straight Arrow Connector 61">
          <svg:title/>
          <svg:desc/>
        </draw:connector>
        <draw:frame draw:id="id99" draw:style-name="a922" draw:name="Picture 14" svg:x="9.65718in" svg:y="0.46775in" svg:width="3.2044in" svg:height="2.41965in" style:rel-width="scale" style:rel-height="scale">
          <draw:image xlink:href="media/image11.PNG" xlink:type="simple" xlink:show="embed" xlink:actuate="onLoad"/>
          <svg:title/>
          <svg:desc/>
        </draw:frame>
        <draw:frame draw:id="id100" draw:style-name="a923" draw:name="Ink 11" svg:x="1in" svg:y="0.65276in" svg:width="12.09764in" svg:height="6.72953in" style:rel-width="scale" style:rel-height="scale">
          <draw:image xlink:href="media/image12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6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8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8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8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8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7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8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8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9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92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9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8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9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4" draw:style-name="a924" draw:master-page-name="Master1-Layout2-obj-Title-and-Content" presentation:presentation-page-layout-name="Master1-PPL2" draw:id="Slide-269">
        <draw:frame draw:id="id101" presentation:style-name="a927" draw:name="Title 1" svg:x="0.2in" svg:y="0.2in" svg:width="13.24825in" svg:height="1.44965in" presentation:class="title" presentation:placeholder="false">
          <draw:text-box>
            <text:p text:style-name="a926" text:class-names="" text:cond-style-name=""><text:span text:style-name="a925" text:class-names="">Inception network</text:span></text:p>
          </draw:text-box>
          <svg:title/>
          <svg:desc/>
        </draw:frame>
        <draw:frame draw:id="id102" draw:style-name="a932" draw:name="TextBox 3" svg:x="0in" svg:y="7.12975in" svg:width="7.23158in" svg:height="0.37025in">
          <draw:text-box>
            <text:p text:style-name="a931" text:class-names="" text:cond-style-name=""><text:span text:style-name="a928" text:class-names="">[</text:span><text:span text:style-name="a929" text:class-names="">Szegedy</text:span><text:span text:style-name="a930" text:class-names=""><text:s text:c="1"/>et al., 2014, Going Deeper with Convolutions]</text:span></text:p>
          </draw:text-box>
          <svg:title/>
          <svg:desc/>
        </draw:frame>
        <draw:frame draw:id="id103" draw:style-name="a933" draw:name="Picture 7" svg:x="9.75227in" svg:y="0.41953in" svg:width="2.72392in" svg:height="1.5315in" style:rel-width="scale" style:rel-height="scale">
          <draw:image xlink:href="media/image13.PNG" xlink:type="simple" xlink:show="embed" xlink:actuate="onLoad"/>
          <svg:title/>
          <svg:desc/>
        </draw:frame>
        <draw:frame draw:id="id104" draw:style-name="a934" draw:transform="translate(-1.67572in -6.13209in) rotate(-1.5708) translate(6.56221in 4.24142in)" draw:name="Picture 2" svg:width="3.35143in" svg:height="12.26419in" style:rel-width="scale" style:rel-height="scale">
          <draw:image xlink:href="media/image14.tiff" xlink:type="simple" xlink:show="embed" xlink:actuate="onLoad"/>
          <svg:title/>
          <svg:desc/>
        </draw:frame>
        <draw:g draw:name="Group 11" draw:id="id105">
          <svg:title/>
          <svg:desc/>
          <draw:g draw:name="Group 10" draw:id="id110">
            <svg:title/>
            <svg:desc/>
            <draw:g draw:name="Group 9" draw:id="id118">
              <svg:title/>
              <svg:desc/>
              <draw:g draw:name="Group 5" draw:id="id120">
                <svg:title/>
                <svg:desc/>
                <draw:frame draw:id="id122" draw:style-name="a946" draw:name="Picture 4" svg:x="5.63633in" svg:y="4.9904in" svg:width="2.70387in" svg:height="1.18189in" style:rel-width="scale" style:rel-height="scale">
                  <draw:image xlink:href="media/image15.tiff" xlink:type="simple" xlink:show="embed" xlink:actuate="onLoad"/>
                  <svg:title/>
                  <svg:desc/>
                </draw:frame>
                <draw:frame draw:id="id123" draw:style-name="a947" draw:name="Picture 8" svg:x="6.81928in" svg:y="4.87473in" svg:width="0.5554in" svg:height="1.18189in" style:rel-width="scale" style:rel-height="scale">
                  <draw:image xlink:href="media/image15.tiff" xlink:type="simple" xlink:show="embed" xlink:actuate="onLoad"/>
                  <svg:title/>
                  <svg:desc/>
                </draw:frame>
              </draw:g>
              <draw:frame draw:id="id121" draw:style-name="a945" draw:transform="translate(-0.26427in -0.05547in) rotate(-4.40325) translate(5.813in 4.90752in)" draw:name="Picture 6" svg:width="0.52854in" svg:height="0.11095in" style:rel-width="scale" style:rel-height="scale">
                <draw:image xlink:href="media/image16.png" xlink:type="simple" xlink:show="embed" xlink:actuate="onLoad"/>
                <svg:title/>
                <svg:desc/>
              </draw:frame>
            </draw:g>
            <draw:frame draw:id="id119" draw:style-name="a944" draw:name="Picture 12" svg:x="5.76164in" svg:y="4.62929in" svg:width="0.0507in" svg:height="0.15501in" style:rel-width="scale" style:rel-height="scale">
              <draw:image xlink:href="media/image16.png" xlink:type="simple" xlink:show="embed" xlink:actuate="onLoad"/>
              <svg:title/>
              <svg:desc/>
            </draw:frame>
          </draw:g>
          <draw:g draw:name="Group 15" draw:id="id111">
            <svg:title/>
            <svg:desc/>
            <draw:g draw:name="Group 17" draw:id="id112">
              <svg:title/>
              <svg:desc/>
              <draw:g draw:name="Group 19" draw:id="id114">
                <svg:title/>
                <svg:desc/>
                <draw:frame draw:id="id116" draw:style-name="a942" draw:name="Picture 21" svg:x="8.30913in" svg:y="4.57006in" svg:width="2.70387in" svg:height="1.18189in" style:rel-width="scale" style:rel-height="scale">
                  <draw:image xlink:href="media/image15.tiff" xlink:type="simple" xlink:show="embed" xlink:actuate="onLoad"/>
                  <svg:title/>
                  <svg:desc/>
                </draw:frame>
                <draw:frame draw:id="id117" draw:style-name="a943" draw:name="Picture 22" svg:x="9.49207in" svg:y="4.45439in" svg:width="0.5554in" svg:height="1.18189in" style:rel-width="scale" style:rel-height="scale">
                  <draw:image xlink:href="media/image15.tiff" xlink:type="simple" xlink:show="embed" xlink:actuate="onLoad"/>
                  <svg:title/>
                  <svg:desc/>
                </draw:frame>
              </draw:g>
              <draw:frame draw:id="id115" draw:style-name="a941" draw:transform="translate(-0.26427in -0.05547in) rotate(-4.40325) translate(8.4858in 4.48718in)" draw:name="Picture 20" svg:width="0.52854in" svg:height="0.11095in" style:rel-width="scale" style:rel-height="scale">
                <draw:image xlink:href="media/image16.png" xlink:type="simple" xlink:show="embed" xlink:actuate="onLoad"/>
                <svg:title/>
                <svg:desc/>
              </draw:frame>
            </draw:g>
            <draw:frame draw:id="id113" draw:style-name="a940" draw:name="Picture 18" svg:x="8.43444in" svg:y="4.20895in" svg:width="0.0507in" svg:height="0.15501in" style:rel-width="scale" style:rel-height="scale">
              <draw:image xlink:href="media/image16.png" xlink:type="simple" xlink:show="embed" xlink:actuate="onLoad"/>
              <svg:title/>
              <svg:desc/>
            </draw:frame>
          </draw:g>
        </draw:g>
        <draw:custom-shape svg:x="6.41634in" svg:y="3.15442in" svg:width="1.15789in" svg:height="1.76842in" draw:id="id107" draw:style-name="a937" draw:name="Rectangle 16">
          <svg:title/>
          <svg:desc/>
          <text:p text:style-name="a936" text:class-names="" text:cond-style-name="" text:id="id106"><text:span text:style-name="a9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style-name="a938" draw:name="Ink 13" svg:x="2.3126in" svg:y="0.1874in" svg:width="10.49331in" svg:height="6.46575in" style:rel-width="scale" style:rel-height="scale">
          <draw:image xlink:href="media/image17.emf" xlink:type="simple" xlink:show="embed" xlink:actuate="onLoad"/>
          <svg:title/>
          <svg:desc/>
        </draw:frame>
        <draw:frame draw:id="id109" draw:style-name="a939" draw:name="Ink 14" svg:x="2.35433in" svg:y="6.27795in" svg:width="1.52795in" svg:height="0.50709in" style:rel-width="scale" style:rel-height="scale">
          <draw:image xlink:href="media/image18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8" presentation:preset-class="exit" smil:begin="0.0s" smil:fill="hold">
                  <anim:transitionFilter smil:targetElement="id105" smil:type="slideWipe" smil:subtype="fromLeft" smil:mode="out" smil:dur="0.5s"/>
                  <anim:set smil:targetElement="id105" smil:attributeName="visibility" smil:to="hidden" smil:begin="0.499s" smil:dur="0.001s" smil:fill="hold"/>
                </anim:par>
              </anim:par>
            </anim:par>
          </anim:seq>
        </anim:par>
      </draw:page>
      <draw:page draw:name="Slide12" draw:style-name="a948" draw:master-page-name="Master1-Layout2-obj-Title-and-Content" presentation:presentation-page-layout-name="Master1-PPL2" draw:id="Slide-267">
        <draw:frame draw:id="id124" draw:style-name="a949" draw:name="Picture 3" svg:x="1.87838in" svg:y="0.87083in" svg:width="10.10811in" svg:height="5.71108in" style:rel-width="scale" style:rel-height="scale">
          <draw:image xlink:href="media/image19.tiff" xlink:type="simple" xlink:show="embed" xlink:actuate="onLoad"/>
          <svg:title/>
          <svg:desc/>
        </draw:frame>
        <draw:frame draw:id="id125" draw:style-name="a953" draw:name="TextBox 1" svg:x="0in" svg:y="7.09609in" svg:width="7.04115in" svg:height="0.43757in">
          <draw:text-box>
            <text:p text:style-name="a952" text:class-names="" text:cond-style-name=""><text:span text:style-name="a950" text:class-names="">http://knowyourmeme.com/memes/we-need-to-go-deeper</text:span><text:span text:style-name="a951" text:class-names=""/></text:p>
          </draw:text-box>
          <svg:title/>
          <svg:desc/>
        </draw:frame>
        <draw:frame draw:id="id126" draw:style-name="a954" draw:name="Ink 2" svg:x="7.13189in" svg:y="7.08346in" svg:width="0.95866in" svg:height="0.27126in" style:rel-width="scale" style:rel-height="scale">
          <draw:image xlink:href="media/image20.emf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7">
      <style:table-cell-properties/>
    </style:style>
    <style:style style:family="table-cell" style:name="a748">
      <style:table-cell-properties fo:background-color="#cfd5ea"/>
    </style:style>
    <style:style style:family="table-cell" style:name="a749">
      <style:table-cell-properties/>
    </style:style>
    <style:style style:family="table-cell" style:name="a76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1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762">
      <style:table-cell-properties/>
      <style:text-properties fo:font-weight="bold" style:font-weight-asian="bold" style:font-weight-complex="bold"/>
    </style:style>
    <style:style style:family="table-cell" style:name="a763">
      <style:table-cell-properties/>
      <style:text-properties fo:font-weight="bold" style:font-weight-asian="bold" style:font-weight-complex="bold"/>
    </style:style>
    <style:style style:family="table-cell" style:name="a764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65">
      <style:table-cell-properties fo:background-color="#000000"/>
    </style:style>
    <style:style style:family="table-cell" style:name="a766">
      <style:table-cell-properties fo:background-color="#000000"/>
    </style:style>
    <style:style style:family="table-cell" style:name="a767">
      <style:table-cell-properties fo:background-color="transparent" fo:border-bottom="0.02778in solid #000000"/>
      <style:text-properties fo:font-weight="bold" style:font-weight-asian="bold" style:font-weight-complex="bold"/>
    </style:style>
    <style:style style:family="table-cell" style:name="a768">
      <style:table-cell-properties fo:background-color="transparent" fo:border-top="0.05556in double #000000"/>
      <style:text-properties fo:font-weight="bold" style:font-weight-asian="bold" style:font-weight-complex="bold"/>
    </style:style>
    <style:style style:family="table-cell" style:name="a769">
      <style:table-cell-properties/>
      <style:text-properties fo:font-weight="bold" style:font-weight-asian="bold" style:font-weight-complex="bold"/>
    </style:style>
    <style:style style:family="table-cell" style:name="a780">
      <style:table-cell-properties fo:background-color="#000000"/>
    </style:style>
    <style:style style:family="table-cell" style:name="a781">
      <style:table-cell-properties/>
    </style:style>
    <style:style style:family="table-cell" style:name="a782">
      <style:table-cell-properties fo:background-color="#000000"/>
    </style:style>
    <style:style style:family="table-cell" style:name="a783">
      <style:table-cell-properties fo:background-color="transparent" fo:border-bottom="0.01389in solid #000000"/>
      <style:text-properties fo:font-weight="bold" style:font-weight-asian="bold" style:font-weight-complex="bold"/>
    </style:style>
    <style:style style:family="table-cell" style:name="a784">
      <style:table-cell-properties fo:background-color="transparent" fo:border-top="0.01389in solid #000000"/>
      <style:text-properties fo:font-weight="bold" style:font-weight-asian="bold" style:font-weight-complex="bold"/>
    </style:style>
    <style:style style:family="table-cell" style:name="a785">
      <style:table-cell-properties/>
      <style:text-properties fo:font-weight="bold" style:font-weight-asian="bold" style:font-weight-complex="bold"/>
    </style:style>
    <style:style style:family="table-cell" style:name="a786">
      <style:table-cell-properties/>
      <style:text-properties fo:font-weight="bold" style:font-weight-asian="bold" style:font-weight-complex="bold"/>
    </style:style>
    <style:style style:family="table-cell" style:name="a750">
      <style:table-cell-properties fo:background-color="#cfd5ea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7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8">
      <style:table-cell-properties fo:background-color="#e7e7e7"/>
    </style:style>
    <style:style style:family="table-cell" style:name="a759">
      <style:table-cell-properties fo:background-color="#e7e7e7"/>
    </style:style>
    <style:style style:family="table-cell" style:name="a770">
      <style:table-cell-properties/>
      <style:text-properties fo:font-weight="bold" style:font-weight-asian="bold" style:font-weight-complex="bold"/>
    </style:style>
    <style:style style:family="table-cell" style:name="a771">
      <style:table-cell-properties fo:background-color="transparent"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772">
      <style:table-cell-properties fo:border-left="0.00347in solid #000000" fo:border-right="0.00347in solid #000000"/>
    </style:style>
    <style:style style:family="table-cell" style:name="a773">
      <style:table-cell-properties fo:border-left="0.00347in solid #000000" fo:border-right="0.00347in solid #000000"/>
    </style:style>
    <style:style style:family="table-cell" style:name="a774">
      <style:table-cell-properties fo:border-top="0.00347in solid #000000" fo:border-bottom="0.00347in solid #000000"/>
    </style:style>
    <style:style style:family="table-cell" style:name="a77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 fo:border-top="0.05556in double #000000"/>
      <style:text-properties fo:font-weight="bold" style:font-weight-asian="bold" style:font-weight-complex="bold"/>
    </style:style>
    <style:style style:family="table-cell" style:name="a777">
      <style:table-cell-properties/>
      <style:text-properties fo:font-weight="bold" style:font-weight-asian="bold" style:font-weight-complex="bold"/>
    </style:style>
    <style:style style:family="table-cell" style:name="a778">
      <style:table-cell-properties/>
      <style:text-properties fo:font-weight="bold" style:font-weight-asian="bold" style:font-weight-complex="bold"/>
    </style:style>
    <style:style style:family="table-cell" style:name="a779">
      <style:table-cell-properties fo:background-color="transparent"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908" svg:viewBox="0 0 20 30" svg:d="m10 0-10 30h20z"/>
    <draw:marker draw:name="a902" svg:viewBox="0 0 20 30" svg:d="m10 0-10 30h20z"/>
    <draw:marker draw:name="a914" svg:viewBox="0 0 20 30" svg:d="m10 0-10 30h20z"/>
    <draw:marker draw:name="a920" svg:viewBox="0 0 20 30" svg:d="m10 0-10 30h20z"/>
    <draw:marker draw:name="a904" svg:viewBox="0 0 20 30" svg:d="m10 0-10 30h20z"/>
    <draw:marker draw:name="a916" svg:viewBox="0 0 20 30" svg:d="m10 0-10 30h20z"/>
    <draw:marker draw:name="a910" svg:viewBox="0 0 20 30" svg:d="m10 0-10 30h20z"/>
    <draw:marker draw:name="a906" svg:viewBox="0 0 20 30" svg:d="m10 0-10 30h20z"/>
    <draw:marker draw:name="a918" svg:viewBox="0 0 20 30" svg:d="m10 0-10 30h20z"/>
    <draw:marker draw:name="a898" svg:viewBox="0 0 20 30" svg:d="m10 0-10 30h20z"/>
    <draw:marker draw:name="a900" svg:viewBox="0 0 20 30" svg:d="m10 0-10 30h20z"/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7E9639D4-E3E2-4D34-9284-5A2195B3D0D7}">
      <table:first-row table:style-name="a775" table:paragraph-style-name=""/>
      <table:last-row table:style-name="a776" table:paragraph-style-name=""/>
      <table:first-column table:style-name="a777" table:paragraph-style-name=""/>
      <table:last-column table:style-name="a778" table:paragraph-style-name=""/>
      <table:body table:style-name="a771" table:paragraph-style-name=""/>
      <table:odd-rows table:style-name="a774" table:paragraph-style-name=""/>
      <table:even-columns table:style-name="a772" table:paragraph-style-name=""/>
      <table:odd-columns table:style-name="a773" table:paragraph-style-name=""/>
    </table:table-template>
    <table:table-template table:name="{616DA210-FB5B-4158-B5E0-FEB733F419BA}">
      <table:first-row table:style-name="a767" table:paragraph-style-name=""/>
      <table:last-row table:style-name="a768" table:paragraph-style-name=""/>
      <table:first-column table:style-name="a769" table:paragraph-style-name=""/>
      <table:last-column table:style-name="a770" table:paragraph-style-name=""/>
      <table:body table:style-name="a764" table:paragraph-style-name=""/>
      <table:odd-rows table:style-name="a766" table:paragraph-style-name=""/>
      <table:odd-columns table:style-name="a765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  <table:table-template table:name="{793D81CF-94F2-401A-BA57-92F5A7B2D0C5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7" table:paragraph-style-name=""/>
      <table:odd-rows table:style-name="a759" table:paragraph-style-name=""/>
      <table:odd-columns table:style-name="a758" table:paragraph-style-name=""/>
    </table:table-template>
    <table:table-template table:name="{9D7B26C5-4107-4FEC-AEDC-1716B250A1EF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79" table:paragraph-style-name=""/>
      <table:even-rows table:style-name="a781" table:paragraph-style-name=""/>
      <table:odd-rows table:style-name="a782" table:paragraph-style-name=""/>
      <table:odd-columns table:style-name="a78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0/15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0/15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0/15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0/15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0/15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10/15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10/15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10/15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10/15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10/15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10/15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10/15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10/15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10/15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10/15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10/15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10/15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10/15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10/15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10/15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10/15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10/15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10/15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10/15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7-23T10:52:07Z</dc:date>
    <meta:editing-cycles>203</meta:editing-cycles>
    <meta:editing-duration>PT334168S</meta:editing-duration>
    <meta:document-statistic meta:paragraph-count="20" meta:word-count="69"/>
  </office:meta>
</office:document-meta>
</file>

<file path=Object 1/content.xml><?xml version="1.0" encoding="utf-8"?>
<mml:math xmlns:mml="http://www.w3.org/1998/Math/MathML" display="block">
  <mml:mo>×</mml:mo>
</mml:math>
</file>

<file path=Object 2/content.xml><?xml version="1.0" encoding="utf-8"?>
<mml:math xmlns:mml="http://www.w3.org/1998/Math/MathML" display="block">
  <mml:mo>×</mml:mo>
</mml:math>
</file>

<file path=Object 3/content.xml><?xml version="1.0" encoding="utf-8"?>
<mml:math xmlns:mml="http://www.w3.org/1998/Math/MathML" display="block">
  <mml:mo>×</mml:mo>
</mml:math>
</file>

<file path=Object 4/content.xml><?xml version="1.0" encoding="utf-8"?>
<mml:math xmlns:mml="http://www.w3.org/1998/Math/MathML" display="block">
  <mml:mo>×</mml:mo>
</mml:math>
</file>

<file path=Object 5/content.xml><?xml version="1.0" encoding="utf-8"?>
<mml:math xmlns:mml="http://www.w3.org/1998/Math/MathML" display="block">
  <mml:mo>×</mml:mo>
</mml:math>
</file>

<file path=Object 6/content.xml><?xml version="1.0" encoding="utf-8"?>
<mml:math xmlns:mml="http://www.w3.org/1998/Math/MathML" display="block">
  <mml:mo>×</mml:mo>
</mml:math>
</file>

<file path=Object 7/content.xml><?xml version="1.0" encoding="utf-8"?>
<mml:math xmlns:mml="http://www.w3.org/1998/Math/MathML" display="block">
  <mml:mo>×</mml:mo>
</mml:math>
</file>